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inAll.JoinAll( Activity ... activ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All.JoinAll( List &lt; Activity &gt; activ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All.isFailF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All.onChildStateChange( int childCount , int stoppedCount , int failedCou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oinAll.Join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All.setFailFast( boolean failF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